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>
      <style:paragraph-properties fo:break-before="page"/>
      <style:text-properties officeooo:rsid="0023e9d1" officeooo:paragraph-rsid="0023e9d1"/>
    </style:style>
    <style:style style:name="P4" style:family="paragraph" style:parent-style-name="Heading_20_1">
      <style:text-properties officeooo:rsid="00255739" officeooo:paragraph-rsid="00255739"/>
    </style:style>
    <style:style style:name="P5" style:family="paragraph" style:parent-style-name="Heading_20_1">
      <style:text-properties officeooo:rsid="002664c7" officeooo:paragraph-rsid="002664c7"/>
    </style:style>
    <style:style style:name="P6" style:family="paragraph" style:parent-style-name="Standard">
      <style:paragraph-properties fo:text-align="center" style:justify-single-word="false"/>
      <style:text-properties officeooo:rsid="002070a6" officeooo:paragraph-rsid="002070a6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_20__28_WW_29_">
      <style:text-properties officeooo:paragraph-rsid="002070a6"/>
    </style:style>
    <style:style style:name="P9" style:family="paragraph" style:parent-style-name="Text_20_body_20__28_WW_29_">
      <style:text-properties officeooo:rsid="00277134" officeooo:paragraph-rsid="00277134"/>
    </style:style>
    <style:style style:name="P10" style:family="paragraph" style:parent-style-name="Heading_20_1">
      <style:text-properties officeooo:rsid="002737f5" officeooo:paragraph-rsid="002737f5"/>
    </style:style>
    <style:style style:name="P11" style:family="paragraph" style:parent-style-name="Text_20_body_20__28_WW_29_">
      <style:text-properties officeooo:rsid="003039df" officeooo:paragraph-rsid="003039df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T1" style:family="text">
      <style:text-properties officeooo:rsid="001d1428"/>
    </style:style>
    <style:style style:name="T2" style:family="text">
      <style:text-properties officeooo:rsid="002070a6"/>
    </style:style>
    <style:style style:name="T3" style:family="text">
      <style:text-properties officeooo:rsid="0021808c"/>
    </style:style>
    <style:style style:name="T4" style:family="text">
      <style:text-properties officeooo:rsid="002be067"/>
    </style:style>
    <style:style style:name="T5" style:family="text">
      <style:text-properties officeooo:rsid="002de8cc"/>
    </style:style>
    <style:style style:name="T6" style:family="text">
      <style:text-properties officeooo:rsid="002e778c"/>
    </style:style>
    <style:style style:name="T7" style:family="text">
      <style:text-properties officeooo:rsid="003039df"/>
    </style:style>
    <style:style style:name="T8" style:family="text">
      <style:text-properties officeooo:rsid="0031b196"/>
    </style:style>
    <style:style style:name="T9" style:family="text">
      <style:text-properties officeooo:rsid="00342d4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ёт</text:p>
      <text:p text:style-name="Subtitle">по лабораторной работе №<text:span text:style-name="T6">4</text:span></text:p>
      <text:p text:style-name="Subtitle">вариан<text:span text:style-name="T2">т </text:span><text:span text:style-name="T3">11120,</text:span><text:span text:style-name="T6">2344</text:span>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 Тимошкин Р. В., группа P3131</text:p>
      <text:p text:style-name="P2">Преподаватель: <text:span text:style-name="T4">Гиря М. Д</text:span><text:span text:style-name="T1">.</text:span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 2023</text:p>
      <text:h text:style-name="P3" text:outline-level="1">1. Текст задания</text:h>
      <text:p text:style-name="P7">Описание предметной области, по которой должна быть построена объектная модель:</text:p>
      <text:p text:style-name="Quotations">"Если они и отправились куда-нибудь, то, безусловно, пошли по этой дорожке", -- подумал Знайка. Придя к такому умозаключению, он тотчас отдал по радиотелефону приказ Кубику, Тюбику, Звездочкину, Стекляшкину и инженеру Клепке взять с собой приспособления для лазания по горам и отправляться вслед за ним к пирамидальной горе. Кубик, Тюбик, Звездочкин, Стекляшкин и Клёпка мигом надели скафандры. Каждый взял альпеншток, прицепил к поясу ледоруб и моток прочного капронового шнура, а Стекляшкин, помимо того, подвесил на спину свой телескоп, с которым обычно не расставался.</text:p>
      <text:p text:style-name="P7">Программа должна удовлетворять следующим требованиям:</text:p>
      <text:list text:style-name="L1">
        <text:list-item>
          <text:p text:style-name="P12">В программе должны быть реализованы 2 собственных класса исключений (checked и unchecked), а также обработка исключений этих классов.</text:p>
        </text:list-item>
        <text:list-item>
          <text:p text:style-name="P12">В программу необходимо добавить использование локальных, анонимных и вложенных классов (static и non-static).</text:p>
        </text:list-item>
      </text:list>
      <text:p text:style-name="P7">Порядок выполнения работы:</text:p>
      <text:list text:style-name="L2">
        <text:list-item>
          <text:p text:style-name="P13">Доработать объектную модель приложения.</text:p>
        </text:list-item>
        <text:list-item>
          <text:p text:style-name="P13">Перерисовать диаграмму классов в соответствии с внесёнными в модель изменениями.</text:p>
        </text:list-item>
        <text:list-item>
          <text:p text:style-name="P13">Согласовать с преподавателем изменения, внесённые в модель.</text:p>
        </text:list-item>
        <text:list-item>
          <text:p text:style-name="P13">Модифицировать программу в соответствии с внесёнными в модель изменениями.</text:p>
        </text:list-item>
      </text:list>
      <text:h text:style-name="P4" text:outline-level="1">2. Диаграмма классов объектной модели</text:h>
      <text:p text:style-name="P11">TBD</text:p>
      <text:h text:style-name="Heading_20_1" text:outline-level="1">3. Исходный код программы</text:h>
      <text:p text:style-name="Text_20_body_20__28_WW_29_"><text:a xlink:type="simple" xlink:href="https://github.com/rmntim/ITMO/tree/main/Programming/Labwork4%60" text:style-name="Internet_20_link" text:visited-style-name="Visited_20_Internet_20_Link"><text:span text:style-name="T9">https://github.com/rmntim/ITMO/tree/main/Programming/Labwork4</text:span></text:a></text:p>
      <text:h text:style-name="P5" text:outline-level="1">4. Результат работы программы</text:h>
      <text:p text:style-name="Text_20_body">В репе логи :<text:span text:style-name="T8">^</text:span><text:span text:style-name="T7">)</text:span></text:p>
      <text:h text:style-name="P10" text:outline-level="1">5. Вывод</text:h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0972in" fo:margin-bottom="0.0835in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0835in" fo:margin-bottom="0.0835in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0417in" fo:margin-bottom="0.0835in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Footer" style:family="paragraph" style:parent-style-name="Header_20_and_20_Footer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30</meta:editing-cycles>
    <meta:creation-date>2023-09-16T15:24:00</meta:creation-date>
    <dc:date>2023-11-18T15:52:35.913811161</dc:date>
    <meta:editing-duration>PT36M1S</meta:editing-duration>
    <meta:generator>LibreOffice/7.4.7.2$Linux_X86_64 LibreOffice_project/40$Build-2</meta:generator>
    <meta:document-statistic meta:table-count="0" meta:image-count="0" meta:object-count="0" meta:page-count="2" meta:paragraph-count="27" meta:word-count="227" meta:character-count="1749" meta:non-whitespace-character-count="1555"/>
    <meta:user-defined meta:name="AppVersion">16.0000</meta:user-defined>
    <meta:template xlink:type="simple" xlink:actuate="onRequest" xlink:title="Normal" xlink:href=""/>
  </office:meta>
</office:document-meta>
</file>